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59cm" table:align="left"/>
    </style:style>
    <style:style style:name="Tabla1.A" style:family="table-column">
      <style:table-column-properties style:column-width="9.656cm"/>
    </style:style>
    <style:style style:name="Tabla1.B" style:family="table-column">
      <style:table-column-properties style:column-width="7.934cm"/>
    </style:style>
    <style:style style:name="Tabla1.A1" style:family="table-cell">
      <style:table-cell-properties style:vertical-align="middle" fo:padding="0cm" fo:border="none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officeooo:paragraph-rsid="00119eec"/>
    </style:style>
    <style:style style:name="P3" style:family="paragraph" style:parent-style-name="Heading_20_3">
      <style:paragraph-properties fo:margin-left="0cm" fo:margin-right="0cm" fo:text-indent="0cm" style:auto-text-indent="false" fo:padding="0cm" fo:border="none"/>
    </style:style>
    <style:style style:name="P4" style:family="paragraph" style:parent-style-name="Heading_20_3">
      <style:paragraph-properties fo:margin-left="0cm" fo:margin-right="0cm" fo:margin-top="0cm" fo:margin-bottom="0.499cm" style:contextual-spacing="false" fo:text-indent="0cm" style:auto-text-indent="false"/>
      <style:text-properties officeooo:paragraph-rsid="00119eec"/>
    </style:style>
    <style:style style:name="P5" style:family="paragraph" style:parent-style-name="Quotations">
      <style:paragraph-properties fo:margin-left="1cm" fo:margin-right="1cm" fo:text-indent="0cm" style:auto-text-indent="false" fo:padding="0cm" fo:border="none"/>
    </style:style>
    <style:style style:name="P6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officeooo:paragraph-rsid="00119eec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.499cm" style:contextual-spacing="false" fo:text-indent="0cm" style:auto-text-indent="false"/>
    </style:style>
    <style:style style:name="P9" style:family="paragraph" style:parent-style-name="Standard">
      <style:text-properties officeooo:paragraph-rsid="0013700a"/>
    </style:style>
    <style:style style:name="P10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officeooo:paragraph-rsid="0013700a"/>
    </style:style>
    <style:style style:name="P11" style:family="paragraph" style:parent-style-name="Standard">
      <style:paragraph-properties fo:margin-left="0cm" fo:margin-right="0cm" fo:text-indent="0cm" style:auto-text-indent="false"/>
      <style:text-properties loext:padding="0cm" loext:border="none"/>
    </style:style>
    <style:style style:name="P12" style:family="paragraph" style:parent-style-name="Standard">
      <style:text-properties officeooo:paragraph-rsid="0013700a" loext:padding="0cm" loext:border="none"/>
    </style:style>
    <style:style style:name="P13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color="#bf0041" loext:opacity="100%" fo:font-size="20pt" officeooo:paragraph-rsid="0013700a"/>
    </style:style>
    <style:style style:name="P14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color="#bf0041" loext:opacity="100%" fo:font-size="20pt" officeooo:paragraph-rsid="00119eec"/>
    </style:style>
    <style:style style:name="P15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officeooo:paragraph-rsid="0013baa2"/>
    </style:style>
    <style:style style:name="P1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0000" loext:opacity="100%" loext:padding="0cm" loext:border="none"/>
    </style:style>
    <style:style style:name="P17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color="#000000" loext:opacity="100%" fo:font-size="20pt" officeooo:rsid="00171c1e" officeooo:paragraph-rsid="00171c1e" style:font-size-asian="20pt" style:font-size-complex="20pt"/>
    </style:style>
    <style:style style:name="P18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color="#c9211e" loext:opacity="100%" fo:font-size="20pt" officeooo:paragraph-rsid="00119eec" style:font-size-asian="20pt" style:font-size-complex="20pt"/>
    </style:style>
    <style:style style:name="P19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font-size="20pt" officeooo:paragraph-rsid="0013baa2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21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3" style:family="paragraph" style:parent-style-name="Text_20_body">
      <style:paragraph-properties fo:margin-left="0cm" fo:margin-right="0cm" fo:text-indent="0cm" style:auto-text-indent="false"/>
    </style:style>
    <style:style style:name="P24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2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6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27" style:family="paragraph" style:parent-style-name="Text_20_body">
      <style:paragraph-properties fo:margin-left="0cm" fo:margin-right="0.265cm" fo:margin-top="0cm" fo:margin-bottom="0cm" style:contextual-spacing="false" fo:text-indent="0cm" style:auto-text-indent="false"/>
      <style:text-properties loext:padding="0cm" loext:border="none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30" style:family="paragraph" style:parent-style-name="Text_20_body" style:list-style-name="L6">
      <style:paragraph-properties fo:margin-left="0.106cm" fo:margin-right="0.106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1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2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3" style:family="paragraph" style:parent-style-name="Text_20_body" style:list-style-name="L9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4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5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36" style:family="paragraph" style:parent-style-name="Text_20_body">
      <style:text-properties officeooo:paragraph-rsid="0013700a"/>
    </style:style>
    <style:style style:name="P37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8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39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0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4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2" style:family="paragraph" style:parent-style-name="Text_20_body" style:list-style-name="L6">
      <style:paragraph-properties fo:margin-left="0cm" fo:margin-right="0cm" fo:text-indent="0cm" style:auto-text-indent="false" fo:padding="0cm" fo:border="none"/>
    </style:style>
    <style:style style:name="P43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4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45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4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bf0041" loext:opacity="100%"/>
    </style:style>
    <style:style style:name="P4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bf0041" loext:opacity="100%" fo:font-size="20pt"/>
    </style:style>
    <style:style style:name="P48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9" style:family="paragraph" style:parent-style-name="Text_20_body" style:list-style-name="L10">
      <style:paragraph-properties fo:margin-left="0cm" fo:margin-right="0cm" fo:text-indent="0cm" style:auto-text-indent="false" fo:padding="0cm" fo:border="none"/>
    </style:style>
    <style:style style:name="P50" style:family="paragraph" style:parent-style-name="Text_20_body">
      <style:text-properties fo:color="#c9211e" loext:opacity="100%" fo:font-size="20pt" officeooo:paragraph-rsid="0013700a"/>
    </style:style>
    <style:style style:name="P51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2" style:family="paragraph" style:parent-style-name="Text_20_body" style:list-style-name="L11">
      <style:paragraph-properties fo:margin-left="0cm" fo:margin-right="0cm" fo:text-indent="0cm" style:auto-text-indent="false" fo:padding="0cm" fo:border="none"/>
    </style:style>
    <style:style style:name="T1" style:family="text">
      <style:text-properties officeooo:rsid="0013700a"/>
    </style:style>
    <style:style style:name="T2" style:family="text">
      <style:text-properties loext:padding="0cm" loext:border="none"/>
    </style:style>
    <style:style style:name="T3" style:family="text">
      <style:text-properties officeooo:rsid="0013baa2"/>
    </style:style>
    <style:style style:name="T4" style:family="text">
      <style:text-properties fo:color="#bf0041" loext:opacity="100%"/>
    </style:style>
    <style:style style:name="T5" style:family="text">
      <style:text-properties fo:color="#bf0041" loext:opacity="100%" officeooo:rsid="0013baa2"/>
    </style:style>
    <style:style style:name="T6" style:family="text">
      <style:text-properties officeooo:rsid="00171c1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0.06pt solid #4f647b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0cm" svg:y="-0.053cm" svg:width="0.847cm" draw:z-index="0">
        <draw:text-box fo:min-height="0.847cm">
          <text:p text:style-name="P1"/>
        </draw:text-box>
      </draw:frame>
      <draw:frame draw:style-name="fr1" draw:name="Marco2" text:anchor-type="page" text:anchor-page-number="1" svg:x="0cm" svg:y="-0.053cm" svg:width="0.847cm" draw:z-index="1">
        <draw:text-box fo:min-height="0.847cm">
          <text:p text:style-name="P1"/>
        </draw:text-box>
      </draw:frame>
      <text:p text:style-name="P17">IA Kimi K2</text:p>
      <text:p text:style-name="P18"><text:span text:style-name="T1">¿</text:span>Es diferentes la contradicción aristotélica y la paradoja?</text:p>
      <text:p text:style-name="P2"><text:span text:style-name="T2">Este es un tema sutil y fascinante. La </text:span><text:span text:style-name="Strong_20_Emphasis"><text:span text:style-name="T2">contradicción aristotélica</text:span></text:span><text:span text:style-name="T2"> y la </text:span><text:span text:style-name="Strong_20_Emphasis"><text:span text:style-name="T2">paradoja</text:span></text:span><text:span text:style-name="T2"> no son lo mismo, aunque pueden parecerlo en ciertos contextos. Vamos a desglosarlo con claridad.</text:span></text:p>
      <text:p text:style-name="Horizontal_20_Line"/>
      <text:h text:style-name="P3" text:outline-level="3">1. <text:span text:style-name="Strong_20_Emphasis"><text:span text:style-name="T2">Contradicción aristotélica (o principio de no contradicción)</text:span></text:span></text:h>
      <text:p text:style-name="P1"><text:span text:style-name="T2">Este es un </text:span><text:span text:style-name="Strong_20_Emphasis"><text:span text:style-name="T2">principio lógico fundamental</text:span></text:span><text:span text:style-name="T2"> formulado por Aristóteles. Dice:</text:span></text:p>
      <text:p text:style-name="P5"><text:span text:style-name="Emphasis"><text:span text:style-name="T2">“Es imposible que lo mismo pertenezca y no pertenezca a la misma cosa, en el mismo sentido y al mismo tiempo.”</text:span></text:span></text:p>
      <text:p text:style-name="P1"><text:span text:style-name="T2">En términos modernos:<text:line-break/></text:span><text:span text:style-name="Strong_20_Emphasis"><text:span text:style-name="T2">No puede ser que una proposición sea verdadera y falsa al mismo tiempo y en la misma forma.</text:span></text:span></text:p>
      <text:list text:style-name="L1">
        <text:list-item>
          <text:p text:style-name="P24"><text:span text:style-name="Strong_20_Emphasis"><text:span text:style-name="T2">Ejemplo claro:</text:span></text:span><text:span text:style-name="T2"><text:line-break/>No puede ser que “Pedro está sentado” y “Pedro no está sentado” sean ambas verdaderas en el mismo momento y en el mismo sentido.</text:span></text:p>
        </text:list-item>
      </text:list>
      <text:p text:style-name="P22"><text:span text:style-name="T2">Es una </text:span><text:span text:style-name="Strong_20_Emphasis"><text:span text:style-name="T2">ley formal</text:span></text:span><text:span text:style-name="T2">, no un fenómeno lingüístico ni un problema de interpretación. Su función es </text:span><text:span text:style-name="Strong_20_Emphasis"><text:span text:style-name="T2">establecer un límite lógico</text:span></text:span><text:span text:style-name="T2"> para el pensamiento coherente.</text:span></text:p>
      <text:p text:style-name="Horizontal_20_Line"/>
      <text:h text:style-name="P3" text:outline-level="3">2. <text:span text:style-name="Strong_20_Emphasis"><text:span text:style-name="T2">Paradoja</text:span></text:span></text:h>
      <text:p text:style-name="P1"><text:span text:style-name="T2">Una </text:span><text:span text:style-name="Strong_20_Emphasis"><text:span text:style-name="T2">paradoja</text:span></text:span><text:span text:style-name="T2"> es un </text:span><text:span text:style-name="Strong_20_Emphasis"><text:span text:style-name="T2">enunciado o situación que parece contradictoria, pero que puede tener una explicación lógica o revelar una tensión en nuestros conceptos</text:span></text:span><text:span text:style-name="T2">.</text:span></text:p>
      <text:list text:style-name="L2">
        <text:list-item>
          <text:p text:style-name="P25"><text:span text:style-name="Strong_20_Emphasis"><text:span text:style-name="T2">Ejemplo clásico:</text:span></text:span><text:span text:style-name="T2"><text:line-break/></text:span><text:span text:style-name="Emphasis"><text:span text:style-name="T2">“Esta frase es falsa.”</text:span></text:span><text:span text:style-name="T2"><text:line-break/>Si es verdadera, entonces es falsa. Pero si es falsa, entonces es verdadera.<text:line-break/>Aquí </text:span><text:span text:style-name="Strong_20_Emphasis"><text:span text:style-name="T2">no hay una contradicción formal</text:span></text:span><text:span text:style-name="T2">, sino una </text:span><text:span text:style-name="Strong_20_Emphasis"><text:span text:style-name="T2">auto-referencia problemática</text:span></text:span><text:span text:style-name="T2"> que genera una </text:span><text:span text:style-name="Strong_20_Emphasis"><text:span text:style-name="T2">aparente contradicción</text:span></text:span><text:span text:style-name="T2">.</text:span></text:p>
        </text:list-item>
        <text:list-item>
          <text:p text:style-name="P26"><text:span text:style-name="T2">Otro ejemplo:<text:line-break/></text:span><text:span text:style-name="Emphasis"><text:span text:style-name="T2">Paradoja de Zenón (Aquiles y la tortuga)</text:span></text:span><text:span text:style-name="T2"> — no hay una contradicción lógica, pero parece que el razonamiento lleva a una conclusión imposible.</text:span></text:p>
        </text:list-item>
      </text:list>
      <text:p text:style-name="P2"/>
      <text:p text:style-name="P2"/>
      <text:p text:style-name="P2"/>
      <text:p text:style-name="P2"/>
      <text:h text:style-name="P4" text:outline-level="3"><text:soft-page-break/>3. <text:span text:style-name="Strong_20_Emphasis"><text:span text:style-name="T2">Diferencia clave</text:span></text:span></text:h>
      <text:p text:style-name="P27"/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21">Contradicción aristotélica</text:p>
            </table:table-cell>
            <table:table-cell table:style-name="Tabla1.A1" office:value-type="string">
              <text:p text:style-name="P21">Paradoja</text:p>
            </table:table-cell>
          </table:table-row>
        </table:table-header-rows>
        <table:table-row>
          <table:table-cell table:style-name="Tabla1.A1" office:value-type="string">
            <text:p text:style-name="P20">Es una <text:span text:style-name="Strong_20_Emphasis"><text:span text:style-name="T2">ley lógica formal</text:span></text:span></text:p>
          </table:table-cell>
          <table:table-cell table:style-name="Tabla1.A1" office:value-type="string">
            <text:p text:style-name="P20">Es un <text:span text:style-name="Strong_20_Emphasis"><text:span text:style-name="T2">fenómeno lingüístico o conceptual</text:span></text:span></text:p>
          </table:table-cell>
        </table:table-row>
        <table:table-row>
          <table:table-cell table:style-name="Tabla1.A1" office:value-type="string">
            <text:p text:style-name="P20">Se violaría si algo fuera A y no-A al mismo tiempo y en el mismo sentido</text:p>
          </table:table-cell>
          <table:table-cell table:style-name="Tabla1.A1" office:value-type="string">
            <text:p text:style-name="P20"><text:span text:style-name="Strong_20_Emphasis"><text:span text:style-name="T2">No viola</text:span></text:span> la lógica formal, pero <text:span text:style-name="Strong_20_Emphasis"><text:span text:style-name="T2">parece hacerlo</text:span></text:span></text:p>
          </table:table-cell>
        </table:table-row>
        <table:table-row>
          <table:table-cell table:style-name="Tabla1.A1" office:value-type="string">
            <text:p text:style-name="P20">Es <text:span text:style-name="Strong_20_Emphasis"><text:span text:style-name="T2">imposible lógicamente</text:span></text:span></text:p>
          </table:table-cell>
          <table:table-cell table:style-name="Tabla1.A1" office:value-type="string">
            <text:p text:style-name="P20">Es <text:span text:style-name="Strong_20_Emphasis"><text:span text:style-name="T2">aparentemente imposible</text:span></text:span>, pero puede tener solución</text:p>
          </table:table-cell>
        </table:table-row>
      </table:table>
      <text:p text:style-name="Horizontal_20_Line"/>
      <text:p text:style-name="Text_20_body"><text:line-break/>En resumen:</text:p>
      <text:list text:style-name="L3">
        <text:list-item>
          <text:p text:style-name="P34"><text:span text:style-name="Strong_20_Emphasis"><text:span text:style-name="T2">No, no son lo mismo.</text:span></text:span></text:p>
        </text:list-item>
        <text:list-item>
          <text:p text:style-name="P34"><text:span text:style-name="T2">La </text:span><text:span text:style-name="Strong_20_Emphasis"><text:span text:style-name="T2">contradicción aristotélica</text:span></text:span><text:span text:style-name="T2"> es un límite lógico infranqueable.</text:span></text:p>
        </text:list-item>
        <text:list-item>
          <text:p text:style-name="P35"><text:span text:style-name="T2">La </text:span><text:span text:style-name="Strong_20_Emphasis"><text:span text:style-name="T2">paradoja</text:span></text:span><text:span text:style-name="T2"> es una </text:span><text:span text:style-name="Strong_20_Emphasis"><text:span text:style-name="T2">tensión aparente</text:span></text:span><text:span text:style-name="T2"> que desafía la intuición o el lenguaje, pero </text:span><text:span text:style-name="Strong_20_Emphasis"><text:span text:style-name="T2">no necesariamente viola la lógica</text:span></text:span><text:span text:style-name="T2">.</text:span></text:p>
        </text:list-item>
      </text:list>
      <text:p text:style-name="P28">¿Quieres que exploremos alguna paradoja en particular para ver cómo se resuelve sin caer en contradicción?</text:p>
      <text:p text:style-name="Text_20_body"/>
      <text:p text:style-name="P50"><text:span text:style-name="T1">¿</text:span>Una contradicción es algo absurdo?</text:p>
      <text:p text:style-name="P9"><text:span text:style-name="T2">No necesariamente.<text:line-break/>Una “contradicción” es un juicio lógico que afirma y niega la misma cosa en el mismo sentido y al mismo tiempo (p ∧ ¬p). Eso es lo que Aristóteles llama imposible. Pero </text:span><text:span text:style-name="Emphasis"><text:span text:style-name="T2">decir</text:span></text:span><text:span text:style-name="T2"> o </text:span><text:span text:style-name="Emphasis"><text:span text:style-name="T2">creer</text:span></text:span><text:span text:style-name="T2"> una contradicción no siempre produce un estallido de absurdo evidente; a menudo se manifiesta de manera silenciosa: se infiere cualquier cosa (principio de explosión), se bloquean inferencias o se generan parálisis decisionales.</text:span></text:p>
      <text:p text:style-name="P7"><text:span text:style-name="T2">En cambio, lo que a diario llamamos “absurdo” suele ser una </text:span><text:span text:style-name="Strong_20_Emphasis"><text:span text:style-name="T2">disparidad entre expectativa y resultado</text:span></text:span><text:span text:style-name="T2"> (el ascensor dice “sube” y baja, alguien promete llegar temprano y aparece a las 3 a.m.). Esto puede ser ridículo, cómico o surrealista, pero no constituye una contradicción lógica formal; es solo inesperado o incoherente en otro nivel.</text:span></text:p>
      <text:p text:style-name="P36"/>
      <text:p text:style-name="P12">Resumen:<text:line-break/>– Contradicción formal: imposibilidad lógica (si se da, el sistema se rompe).<text:line-break/>– Absurdo coloquial: choque con la expectativa, lo ilógico o lo disparatado.</text:p>
      <text:p text:style-name="P11">Por eso no es redundante decir “contradicción absurda”; la primera palabra habla de lógica, la segunda de nuestra reacción psicológica o pragmática ante ella.</text:p>
      <text:p text:style-name="P36"/>
      <text:p text:style-name="P36"/>
      <text:p text:style-name="P2"/>
      <text:p text:style-name="P2"/>
      <text:p text:style-name="P2"><text:soft-page-break/></text:p>
      <text:p text:style-name="P13"><text:span text:style-name="T1">¿</text:span>Y en el sentido meramente de lógica formal?</text:p>
      <text:p text:style-name="P10"><text:span text:style-name="T2">En lógica formal pura, una </text:span><text:span text:style-name="Strong_20_Emphasis"><text:span text:style-name="T2">contradicción</text:span></text:span><text:span text:style-name="T2"> es simplemente una </text:span><text:span text:style-name="Strong_20_Emphasis"><text:span text:style-name="T2">fórmula que es falsa en todos los casos</text:span></text:span><text:span text:style-name="T2">, es decir, </text:span><text:span text:style-name="Strong_20_Emphasis"><text:span text:style-name="T2">insatisfacible</text:span></text:span><text:span text:style-name="T2">. Se representa típicamente como:</text:span></text:p>
      <text:p text:style-name="P5"><text:span text:style-name="Strong_20_Emphasis"><text:span text:style-name="T2">p ∧ ¬p</text:span></text:span><text:span text:style-name="T2"><text:line-break/>(p y no-p al mismo tiempo)</text:span></text:p>
      <text:p text:style-name="P22"><text:span text:style-name="T2">Eso </text:span><text:span text:style-name="Strong_20_Emphasis"><text:span text:style-name="T2">no</text:span></text:span><text:span text:style-name="T2"> es “absurdo” en el sentido retórico o psicológico. Es solo una </text:span><text:span text:style-name="Strong_20_Emphasis"><text:span text:style-name="T2">fórmula sin modelo</text:span></text:span><text:span text:style-name="T2">, una </text:span><text:span text:style-name="Strong_20_Emphasis"><text:span text:style-name="T2">proposición que no puede ser verdadera en ningún mundo posible</text:span></text:span><text:span text:style-name="T2">.</text:span></text:p>
      <text:p text:style-name="P22"><text:span text:style-name="T2">En lógica clásica, si una teoría contiene una contradicción, </text:span><text:span text:style-name="Strong_20_Emphasis"><text:span text:style-name="T2">todo se vuelve demostrable</text:span></text:span><text:span text:style-name="T2"> (principio de explosión, </text:span><text:span text:style-name="Emphasis"><text:span text:style-name="T2">ex falso quodlibet</text:span></text:span><text:span text:style-name="T2">), por lo que la teoría </text:span><text:span text:style-name="Strong_20_Emphasis"><text:span text:style-name="T2">colapsa en trivialidad</text:span></text:span><text:span text:style-name="T2">. Pero eso es una consecuencia formal, no una sensación de “absurdo”.</text:span></text:p>
      <text:p text:style-name="P10"/>
      <text:p text:style-name="P10"><text:span text:style-name="Strong_20_Emphasis"><text:span text:style-name="T2">Conclusión lógica pura:</text:span></text:span><text:line-break/>Una contradicción no es “algo absurdo”; es una <text:span text:style-name="Strong_20_Emphasis"><text:span text:style-name="T2">fórmula lógicamente imposible</text:span></text:span>. </text:p>
      <text:p text:style-name="P10"/>
      <text:p text:style-name="P13">Hooke acusó de plagio a Newton </text:p>
      <text:p text:style-name="P10"><text:span text:style-name="T2">Sí. En 1686, apenas se presentó el primer volumen de los </text:span><text:span text:style-name="Emphasis"><text:span text:style-name="T2">Philosophiæ Naturalis Principia Mathematica</text:span></text:span><text:span text:style-name="T2">, </text:span><text:span text:style-name="Strong_20_Emphasis"><text:span text:style-name="T2">Robert Hooke acusó públicamente a Isaac Newton de plagio</text:span></text:span><text:span text:style-name="T2">. Concretamente, Hooke reclamó la prioridad sobre la </text:span><text:span text:style-name="Strong_20_Emphasis"><text:span text:style-name="T2">“noción” de que la gravedad disminuye con el cuadrado inverso de la distancia</text:span></text:span><text:span text:style-name="T2"> (“recíprocamente como los cuadrados de las distancias al centro”) y exigió que Newton lo mencionara en el prólogo de la obra .</text:span></text:p>
      <text:p text:style-name="P7"><text:span text:style-name="T2">Newton respondió con irritación: eliminó casi todas las referencias a Hooke y llegó a amenazar con no publicar el tercer libro de los </text:span><text:span text:style-name="Emphasis"><text:span text:style-name="T2">Principia</text:span></text:span><text:span text:style-name="T2">. Más tarde, cuando en 1703 murió Hooke y Newton accedió a la presidencia de la Royal Society, </text:span><text:span text:style-name="Strong_20_Emphasis"><text:span text:style-name="T2">se desató una campaña de borrado</text:span></text:span><text:span text:style-name="T2">: desaparecieron cuadros, retratos y documentos que mencionaran a Hooke, lo que ha contribuido a que no exista hoy un retrato auténtico de él.</text:span></text:p>
      <text:p text:style-name="P7"><text:span text:style-name="T2"/></text:p>
      <text:p text:style-name="P7"><text:span text:style-name="T2">Los contemporáneos reconocieron que, si bien </text:span><text:span text:style-name="Strong_20_Emphasis"><text:span text:style-name="T2">la idea cualitativa del cuadrado inverso ya circulaba</text:span></text:span><text:span text:style-name="T2"> (y Hooke la había expuesto en 1666 y 1674), </text:span><text:span text:style-name="Strong_20_Emphasis"><text:span text:style-name="T2">la demostración matemática rigurosa y la síntesis en una ley universal fueron obra exclusiva de Newton</text:span></text:span><text:span text:style-name="T2"> </text:span></text:p>
      <text:p text:style-name="P7"><text:span text:style-name="T2">. Por ello, la mayoría de los historiadores concluyen que </text:span><text:span text:style-name="Strong_20_Emphasis"><text:span text:style-name="T2">no hubo plagio formal</text:span></text:span><text:span text:style-name="T2">, aunque Newton sí subestimó la influencia conceptual de Hooke.</text:span></text:p>
      <text:p text:style-name="P10"/>
      <text:p text:style-name="P10"/>
      <text:p text:style-name="P10"/>
      <text:p text:style-name="P14"><text:soft-page-break/>New<text:span text:style-name="T1">t</text:span>on acusó de plagio a Leibniz </text:p>
      <text:p text:style-name="P2"><text:span text:style-name="T2">Sí, </text:span><text:span text:style-name="Strong_20_Emphasis"><text:span text:style-name="T2">Isaac Newton sí acusó a Gottfried Leibniz de plagio</text:span></text:span><text:span text:style-name="T2">, y la disputa escaló hasta convertirse en una de las polémicas científicas más célebres de la historia.</text:span></text:p>
      <text:h text:style-name="P3" text:outline-level="3">¿Qué sucedió exactamente?</text:h>
      <text:list text:style-name="L4">
        <text:list-item>
          <text:p text:style-name="P37"><text:span text:style-name="Strong_20_Emphasis"><text:span text:style-name="T2">Desarrollo paralelo</text:span></text:span><text:span text:style-name="T2">: Ambos, Newton y Leibniz, trabajaron en el cálculo infinitesimal de forma </text:span><text:span text:style-name="Strong_20_Emphasis"><text:span text:style-name="T2">independiente</text:span></text:span><text:span text:style-name="T2"> y casi simultáneamente entre los años 1665 y 1675.</text:span></text:p>
        </text:list-item>
        <text:list-item>
          <text:p text:style-name="P38"><text:span text:style-name="Strong_20_Emphasis"><text:span text:style-name="T2">Publicaciones</text:span></text:span><text:span text:style-name="T2">: Leibniz fue el primero en </text:span><text:span text:style-name="Strong_20_Emphasis"><text:span text:style-name="T2">publicar</text:span></text:span><text:span text:style-name="T2"> su versión del cálculo en 1684 en la revista </text:span><text:span text:style-name="Emphasis"><text:span text:style-name="T2">Acta Eruditorum</text:span></text:span><text:span text:style-name="T2">, mientras que Newton había desarrollado su "método de fluxiones" desde 1665, pero </text:span><text:span text:style-name="Strong_20_Emphasis"><text:span text:style-name="T2">no lo publicó inmediatamente</text:span></text:span><text:span text:style-name="T2"> .</text:span></text:p>
        </text:list-item>
      </text:list>
      <text:h text:style-name="P3" text:outline-level="3">La acusación formal</text:h>
      <text:list text:style-name="L5">
        <text:list-item>
          <text:p text:style-name="P39"><text:span text:style-name="T2">Newton y sus seguidores </text:span><text:span text:style-name="Strong_20_Emphasis"><text:span text:style-name="T2">acusaron a Leibniz de haber tomado ideas</text:span></text:span><text:span text:style-name="T2"> de cartas que Newton había enviado a través de la Royal Society, y de no haber reconocido la prioridad de Newton .</text:span></text:p>
        </text:list-item>
        <text:list-item>
          <text:p text:style-name="P39"><text:span text:style-name="T2">En 1712, Newton, ya presidente de la Royal Society, </text:span><text:span text:style-name="Strong_20_Emphasis"><text:span text:style-name="T2">encabezó una comisión oficial</text:span></text:span><text:span text:style-name="T2"> (el </text:span><text:span text:style-name="Emphasis"><text:span text:style-name="T2">Comité de la Royal Society</text:span></text:span><text:span text:style-name="T2">) que concluyó que Leibniz había </text:span><text:span text:style-name="Strong_20_Emphasis"><text:span text:style-name="T2">plagiado</text:span></text:span><text:span text:style-name="T2"> a Newton </text:span></text:p>
          <text:p text:style-name="P40"><text:span text:style-name="T2">. Este informe se publicó como </text:span><text:span text:style-name="Emphasis"><text:span text:style-name="T2">Commercium Epistolicum</text:span></text:span><text:span text:style-name="T2">.</text:span></text:p>
        </text:list-item>
      </text:list>
      <text:h text:style-name="P3" text:outline-level="3">¿Fue justa la acusación?</text:h>
      <text:list text:style-name="L6">
        <text:list-item>
          <text:p text:style-name="P41"><text:span text:style-name="Strong_20_Emphasis"><text:span text:style-name="T2">La mayoría de los historiadores modernos</text:span></text:span><text:span text:style-name="T2"> coinciden en que </text:span><text:span text:style-name="Strong_20_Emphasis"><text:span text:style-name="T2">ambos descubrieron el cálculo de forma independiente</text:span></text:span><text:span text:style-name="T2">.</text:span></text:p>
        </text:list-item>
        <text:list-item>
          <text:p text:style-name="P30">La notación de Leibniz (como el símbolo ∫ y la derivada dy/dx) resultó más clara y es la que aún usamos hoy .</text:p>
        </text:list-item>
        <text:list-item>
          <text:p text:style-name="P42"><text:span text:style-name="T2">Sin embargo, la </text:span><text:span text:style-name="Strong_20_Emphasis"><text:span text:style-name="T2">polémica</text:span></text:span><text:span text:style-name="T2"> fue exacerbada por </text:span><text:span text:style-name="Strong_20_Emphasis"><text:span text:style-name="T2">rivalidades personales y nacionalistas</text:span></text:span><text:span text:style-name="T2">: Inglaterra vs. el continente europeo.</text:span></text:p>
        </text:list-item>
      </text:list>
      <text:h text:style-name="P3" text:outline-level="3">Conclusión</text:h>
      <text:p text:style-name="P22"><text:span text:style-name="Strong_20_Emphasis"><text:span text:style-name="T2">Sí, Newton acusó a Leibniz de plagio</text:span></text:span><text:span text:style-name="T2">, y lideró una investigación que lo declaró culpable. Pero desde una perspectiva actual, </text:span><text:span text:style-name="Strong_20_Emphasis"><text:span text:style-name="T2">la evidencia apunta a un desarrollo independiente</text:span></text:span><text:span text:style-name="T2"> por ambos genios, y la disputa se entiende más como una </text:span><text:span text:style-name="Strong_20_Emphasis"><text:span text:style-name="T2">guerra de egos y prioridades</text:span></text:span><text:span text:style-name="T2"> que como un plagio real.</text:span></text:p>
      <text:p text:style-name="P2"/>
      <text:p text:style-name="P19"><text:span text:style-name="T5">¿</text:span><text:span text:style-name="T4">Entonces es una paradoja decir que Newton f</text:span><text:span text:style-name="T5">u</text:span><text:span text:style-name="T4">e pl</text:span><text:span text:style-name="T5">ag</text:span><text:span text:style-name="T4">iador y plagiado?</text:span></text:p>
      <text:p text:style-name="P15"><text:span text:style-name="T2">No, </text:span><text:span text:style-name="Strong_20_Emphasis"><text:span text:style-name="T2">no es una paradoja</text:span></text:span><text:span text:style-name="T2"> decir que Newton fue </text:span><text:span text:style-name="Strong_20_Emphasis"><text:span text:style-name="T2">acusado de plagio</text:span></text:span><text:span text:style-name="T2"> (por Hooke) y que </text:span><text:span text:style-name="Strong_20_Emphasis"><text:span text:style-name="T2">acusó a otro de plagio</text:span></text:span><text:span text:style-name="T2"> (a Leibniz). Es simplemente una </text:span><text:span text:style-name="Strong_20_Emphasis"><text:span text:style-name="T2">situación histórica factible</text:span></text:span><text:span text:style-name="T2">: dos episodios distintos, sin contradicción formal ni conceptual.</text:span></text:p>
      <text:p text:style-name="P8"><text:soft-page-break/><text:span text:style-name="T2">Una </text:span><text:span text:style-name="Strong_20_Emphasis"><text:span text:style-name="T2">paradoja</text:span></text:span><text:span text:style-name="T2"> requiere una tensión lógica o conceptual: una afirmación que parece contradecirse a sí misma o que genera un resultado imposible. Aquí no hay tal cosa.</text:span></text:p>
      <text:list text:style-name="L7">
        <text:list-item>
          <text:p text:style-name="P43"><text:span text:style-name="Strong_20_Emphasis"><text:span text:style-name="T2">Ser acusado</text:span></text:span><text:span text:style-name="T2"> y </text:span><text:span text:style-name="Strong_20_Emphasis"><text:span text:style-name="T2">acusar a otro</text:span></text:span><text:span text:style-name="T2"> son acciones </text:span><text:span text:style-name="Strong_20_Emphasis"><text:span text:style-name="T2">perfectamente compatibles</text:span></text:span><text:span text:style-name="T2"> en una misma persona.</text:span></text:p>
        </text:list-item>
        <text:list-item>
          <text:p text:style-name="P43"><text:span text:style-name="T2">No se afirma que Newton </text:span><text:span text:style-name="Strong_20_Emphasis"><text:span text:style-name="T2">fue</text:span></text:span><text:span text:style-name="T2"> plagiador y </text:span><text:span text:style-name="Strong_20_Emphasis"><text:span text:style-name="T2">no fue</text:span></text:span><text:span text:style-name="T2"> plagiador al mismo tiempo y en el mismo sentido.</text:span></text:p>
        </text:list-item>
        <text:list-item>
          <text:p text:style-name="P44"><text:span text:style-name="T2">Tampoco se dice que </text:span><text:span text:style-name="Strong_20_Emphasis"><text:span text:style-name="T2">plagió y fue plagiado en el mismo hecho</text:span></text:span><text:span text:style-name="T2">.</text:span></text:p>
        </text:list-item>
      </text:list>
      <text:p text:style-name="P22"><text:span text:style-name="T2">Por tanto, </text:span><text:span text:style-name="Strong_20_Emphasis"><text:span text:style-name="T2">no hay paradoja</text:span></text:span><text:span text:style-name="T2">, solo una </text:span><text:span text:style-name="Strong_20_Emphasis"><text:span text:style-name="T2">ironía histórica</text:span></text:span><text:span text:style-name="T2">.</text:span></text:p>
      <text:p text:style-name="P15"/>
      <text:p text:style-name="P15"><text:s/></text:p>
      <text:p text:style-name="P14"><text:span text:style-name="T3">¿</text:span>Entonces es erróneo desde el punto de vista lógico decir: "Árbol que nace torcido jamás su rama endereza"?</text:p>
      <text:p text:style-name="P2"><text:span text:style-name="T2">Desde el punto de vista </text:span><text:span text:style-name="Strong_20_Emphasis"><text:span text:style-name="T2">lógico-formal</text:span></text:span><text:span text:style-name="T2">, la frase “Árbol que nace torcido jamás su rama endereza” </text:span><text:span text:style-name="Strong_20_Emphasis"><text:span text:style-name="T2">no es errónea</text:span></text:span><text:span text:style-name="T2">; es simplemente </text:span><text:span text:style-name="Strong_20_Emphasis"><text:span text:style-name="T2">no literalmente verdadera</text:span></text:span><text:span text:style-name="T2"> para todos los casos.</text:span></text:p>
      <text:list text:style-name="L8">
        <text:list-item>
          <text:p text:style-name="P31">En lógica, “jamás” equivale a “para ningún tiempo t, la rama se endereza”.</text:p>
        </text:list-item>
        <text:list-item>
          <text:p text:style-name="P45"><text:span text:style-name="T2">Si existe </text:span><text:span text:style-name="Strong_20_Emphasis"><text:span text:style-name="T2">un solo árbol torcido cuya rama se enderece</text:span></text:span><text:span text:style-name="T2">, la afirmación universal se </text:span><text:span text:style-name="Strong_20_Emphasis"><text:span text:style-name="T2">falsifica</text:span></text:span><text:span text:style-name="T2">.</text:span></text:p>
        </text:list-item>
      </text:list>
      <text:p text:style-name="P22"><text:span text:style-name="T2">En el mundo real, ese contraejemplo </text:span><text:span text:style-name="Strong_20_Emphasis"><text:span text:style-name="T2">sí existe</text:span></text:span><text:span text:style-name="T2">: muchas plantas pueden corregir su crecimiento con luz, poda o fisiología. Por tanto, la frase es </text:span><text:span text:style-name="Strong_20_Emphasis"><text:span text:style-name="T2">falsa como generalización empírica</text:span></text:span><text:span text:style-name="T2">, pero </text:span><text:span text:style-name="Strong_20_Emphasis"><text:span text:style-name="T2">no contiene una contradicción lógica ni una paradoja</text:span></text:span><text:span text:style-name="T2">.</text:span></text:p>
      <text:p text:style-name="P22"><text:span text:style-name="T2">En resumen:<text:line-break/>– </text:span><text:span text:style-name="Strong_20_Emphasis"><text:span text:style-name="T2">Lógicamente</text:span></text:span><text:span text:style-name="T2"> la frase es </text:span><text:span text:style-name="Strong_20_Emphasis"><text:span text:style-name="T2">consistente</text:span></text:span><text:span text:style-name="T2"> (no se contradice a sí misma).<text:line-break/>– </text:span><text:span text:style-name="Strong_20_Emphasis"><text:span text:style-name="T2">Empíricamente</text:span></text:span><text:span text:style-name="T2"> es </text:span><text:span text:style-name="Strong_20_Emphasis"><text:span text:style-name="T2">falsa</text:span></text:span><text:span text:style-name="T2"> porque existen contraejemplos.</text:span></text:p>
      <text:p text:style-name="P22"><text:span text:style-name="T2"/></text:p>
      <text:p text:style-name="P22"><text:span text:style-name="T2"/></text:p>
      <text:p text:style-name="P47"><text:span text:style-name="T2">Expresar el último caso con lógica simbólica </text:span></text:p>
      <text:p text:style-name="P46"><text:span text:style-name="T2"/></text:p>
      <text:p text:style-name="P16">Sea el universo de discurso el conjunto de todos los árboles.<text:line-break/>Definimos los predicados:</text:p>
      <text:list text:style-name="L9">
        <text:list-item>
          <text:p text:style-name="P32">T(x): «x nace torcido».</text:p>
        </text:list-item>
        <text:list-item>
          <text:p text:style-name="P33">E(x): «x endereza (al menos) una rama en algún momento».</text:p>
        </text:list-item>
      </text:list>
      <text:p text:style-name="P28">La frase «Árbol que nace torcido jamás su rama endereza» puede escribirse como una generalización universal:</text:p>
      <text:p text:style-name="P22"><text:span text:style-name="T2">  </text:span><text:span text:style-name="Strong_20_Emphasis"><text:span text:style-name="T2">∀x ( T(x) → ¬E(x) )</text:span></text:span></text:p>
      <text:p text:style-name="P22"><text:span text:style-name="T2">Su negación (que expresa la existencia de </text:span><text:span text:style-name="Strong_20_Emphasis"><text:span text:style-name="T2">al menos un</text:span></text:span><text:span text:style-name="T2"> contraejemplo) es:</text:span></text:p>
      <text:p text:style-name="P22"><text:span text:style-name="T2">  </text:span><text:span text:style-name="Strong_20_Emphasis"><text:span text:style-name="T2">∃x ( T(x) ∧ E(x) )</text:span></text:span></text:p>
      <text:p text:style-name="P29">Así:</text:p>
      <text:list text:style-name="L10">
        <text:list-item>
          <text:p text:style-name="P48"><text:span text:style-name="T2">La frase original es </text:span><text:span text:style-name="Strong_20_Emphasis"><text:span text:style-name="T2">consistente</text:span></text:span><text:span text:style-name="T2"> lógicamente (no es una contradicción).</text:span></text:p>
        </text:list-item>
        <text:list-item>
          <text:p text:style-name="P49"><text:span text:style-name="T2">La mera existencia del segundo enunciado la </text:span><text:span text:style-name="Strong_20_Emphasis"><text:span text:style-name="T2">falsifica</text:span></text:span><text:span text:style-name="T2"> empíricamente.</text:span></text:p>
        </text:list-item>
      </text:list>
      <text:p text:style-name="P46"><text:soft-page-break/><text:span text:style-name="T2"/></text:p>
      <text:p text:style-name="P14">La ironía histórica cae dentro del ca<text:span text:style-name="T6">m</text:span>po de lo moral </text:p>
      <text:p text:style-name="P2"><text:span text:style-name="T2">No.<text:line-break/>La “ironía histórica” pertenece al </text:span><text:span text:style-name="Strong_20_Emphasis"><text:span text:style-name="T2">campo de la interpretación narrativa o historiográfica</text:span></text:span><text:span text:style-name="T2">, no al </text:span><text:span text:style-name="Strong_20_Emphasis"><text:span text:style-name="T2">moral</text:span></text:span><text:span text:style-name="T2">. Describe un desenlace sorprendente o paradójico desde el punto de vista del observador: alguien que en una situación fue “acusador” en otra resultó “acusado”. No implica juicio de valor sobre la corrección o incorrección de sus actos, sino solo la </text:span><text:span text:style-name="Strong_20_Emphasis"><text:span text:style-name="T2">contraste inesperado</text:span></text:span><text:span text:style-name="T2"> entre los papeles que asumió.</text:span></text:p>
      <text:p text:style-name="P11">El juicio moral (“esto es justo/injusto”, “debería haber actuado de otro modo”) requeriría evaluar intenciones, responsabilidades y daños, algo que la simple ironía histórica no hace.</text:p>
      <text:p text:style-name="P2"/>
      <text:p text:style-name="P14">Sin embargo tú no sabes de las intenciones de Newton, Hooke o Leibniz. Acaso lees la mente </text:p>
      <text:p text:style-name="P2"><text:span text:style-name="T2">Exacto: no leo mentes, y por eso </text:span><text:span text:style-name="Strong_20_Emphasis"><text:span text:style-name="T2">no he afirmado</text:span></text:span><text:span text:style-name="T2"> que sus intenciones fueran buenas o malas.<text:line-break/>Lo que sí podemos constatar, con los documentos disponibles, es: </text:span></text:p>
      <text:list text:style-name="L11">
        <text:list-item>
          <text:p text:style-name="P51"><text:span text:style-name="Strong_20_Emphasis"><text:span text:style-name="T2">Hecho histórico 1</text:span></text:span><text:span text:style-name="T2">: Hooke acusó a Newton de no reconocer su aporte sobre la ley del cuadrado inverso.</text:span></text:p>
        </text:list-item>
        <text:list-item>
          <text:p text:style-name="P52"><text:span text:style-name="Strong_20_Emphasis"><text:span text:style-name="T2">Hecho histórico 2</text:span></text:span><text:span text:style-name="T2">: Newton presidió la comisión que acusó a Leibniz de plagio.</text:span></text:p>
        </text:list-item>
      </text:list>
      <text:p text:style-name="P22"><text:span text:style-name="T2">Eso basta para hablar de </text:span><text:span text:style-name="Strong_20_Emphasis"><text:span text:style-name="T2">ironía histórica</text:span></text:span><text:span text:style-name="T2"> (el mismo individuo que actúa como demandante en un caso actúa como demandado en otro), sin pronunciarse sobre la </text:span><text:span text:style-name="Strong_20_Emphasis"><text:span text:style-name="T2">moralidad</text:span></text:span><text:span text:style-name="T2"> de sus motivaciones.</text:span></text:p>
      <text:p text:style-name="P2"/>
      <text:p text:style-name="P14">Muy bien por favor dibuja el emogi carita sonriente. </text:p>
      <text:p text:style-name="P2">😊 😊 😊 😊 😊 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1T16:05:39.764000000</meta:creation-date>
    <dc:date>2025-08-30T09:03:16.480000000</dc:date>
    <meta:editing-duration>PT22M28S</meta:editing-duration>
    <meta:editing-cycles>5</meta:editing-cycles>
    <meta:generator>LibreOffice/24.2.1.2$Windows_X86_64 LibreOffice_project/db4def46b0453cc22e2d0305797cf981b68ef5ac</meta:generator>
    <meta:document-statistic meta:table-count="1" meta:image-count="0" meta:object-count="0" meta:page-count="6" meta:paragraph-count="93" meta:word-count="1703" meta:character-count="10354" meta:non-whitespace-character-count="8746"/>
  </office:meta>
</office:document-meta>
</file>